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98a" officeooo:paragraph-rsid="001f79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all starts with a scene from the film Backbeat, a film about The Beatles in their embyonic Hamburg/Cavern club days. <text:s text:c="2"/>John Lennon is drunkenly losing the plot and then recites the plainest truth that has ever been uttered. <text:s/>It's all dick, it's all about dick. <text:s/>Dick dick dick.</text:p>
      <text:p text:style-name="P1"/>
      <text:p text:style-name="P1">Little further explanation is needed. <text:s/>Dick is the answer. <text:s/>Later in life John would refine this to <text:s/>love is the answer – but he'd grown up by then, and maybe dare I say it, cared more for what others thought.</text:p>
      <text:p text:style-name="P1"/>
      <text:p text:style-name="P1">If you're the kind of person who likes to get the full picture then read on. <text:s/>You won't get an answer but you'll get a different story. <text:s/>If you're impatient and hungry for answers, well then turn to the page 1xx where xx signifies the month of the year on which you were born. <text:s/>You won't learn any more, but you'll finish this book faster, which I know is sometimes the aim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6-10-04T20:36:26.595783560</meta:creation-date>
    <dc:date>2016-10-04T20:46:27.687738146</dc:date>
    <dc:creator>Pete Curati</dc:creator>
    <meta:editing-duration>P0D</meta:editing-duration>
    <meta:editing-cycles>1</meta:editing-cycles>
    <meta:document-statistic meta:table-count="0" meta:image-count="0" meta:object-count="0" meta:page-count="1" meta:paragraph-count="3" meta:word-count="160" meta:character-count="863" meta:non-whitespace-character-count="695"/>
    <meta:generator>LibreOffice/4.2.8.2$Linux_x86 LibreOffice_project/420m0$Build-2</meta:generator>
  </office:meta>
</office:document-meta>
</file>